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6.2976in" svg:height="3.5386in" svg:x="3.9665in" svg:y="1.998in">
            <draw:object draw:notify-on-update-of-ranges="Лист1.A15:Лист1.A17 Лист1.B14:Лист1.B14 Лист1.B15:Лист1.B17 Лист1.C14:Лист1.C14 Лист1.C15:Лист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39in" svg:x="0.6039in" svg:y="5.9343in">
            <draw:object draw:notify-on-update-of-ranges="Лист1.A21:Лист1.A23 Лист1.B20:Лист1.B20 Лист1.B21:Лист1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Час (секунд)</text:p>
          </table:table-cell>
          <table:table-cell office:value-type="string" calcext:value-type="string">
            <text:p>Витік пам’яті (байтів)</text:p>
          </table:table-cell>
          <table:table-cell office:value-type="string" calcext:value-type="string">
            <text:p>Мова програмування</text:p>
          </table:table-cell>
          <table:table-cell office:value-type="string" calcext:value-type="string">
            <text:p>Складність реалізації</text:p>
          </table:table-cell>
          <table:table-cell office:value-type="string" calcext:value-type="string">
            <text:p>Встановлення за замовченням</text:p>
          </table:table-cell>
          <table:table-cell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0.78" calcext:value-type="float">
            <text:p>0.78</text:p>
          </table:table-cell>
          <table:table-cell office:value-type="float" office:value="69.292" calcext:value-type="float">
            <text:p>69.292</text:p>
          </table:table-cell>
          <table:table-cell office:value-type="string" calcext:value-type="string">
            <text:p>Bash / c++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rypto++</text:p>
          </table:table-cell>
          <table:table-cell office:value-type="float" office:value="0.14" calcext:value-type="float">
            <text:p>0.1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yCrypto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yth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Час (секунд)</text:p>
          </table:table-cell>
          <table:table-cell office:value-type="string" calcext:value-type="string">
            <text:p>Витік пам’яті (байтів)</text:p>
          </table:table-cell>
          <table:table-cell office:value-type="string" calcext:value-type="string">
            <text:p>Мова програмування</text:p>
          </table:table-cell>
          <table:table-cell office:value-type="string" calcext:value-type="string">
            <text:p>Складність реалізації</text:p>
          </table:table-cell>
          <table:table-cell office:value-type="string" calcext:value-type="string">
            <text:p>Встановлення за замовченням</text:p>
          </table:table-cell>
          <table:table-cell office:value-type="string" calcext:value-type="string">
            <text:p>Сума</text:p>
          </table:table-cell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5*0.14/[.B2]" office:value-type="float" office:value="0.897435897435898" calcext:value-type="float">
            <text:p>0.897</text:p>
          </table:table-cell>
          <table:table-cell table:style-name="ce1" table:formula="of:=5*0.1/[.C2]" office:value-type="float" office:value="0.00721584021243434" calcext:value-type="float">
            <text:p>0.007</text:p>
          </table:table-cell>
          <table:table-cell office:value-type="float" office:value="5" calcext:value-type="float">
            <text:p>5</text:p>
          </table:table-cell>
          <table:table-cell table:formula="of:=5*2/[.E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" table:formula="of:=SUM([.B8:.F8])" office:value-type="float" office:value="15.9046517376483" calcext:value-type="float">
            <text:p>15.905</text:p>
          </table:table-cell>
        </table:table-row>
        <table:table-row table:style-name="ro1">
          <table:table-cell office:value-type="string" calcext:value-type="string">
            <text:p>Crypto++</text:p>
          </table:table-cell>
          <table:table-cell table:formula="of:=5*0.14/[.B3]" office:value-type="float" office:value="5" calcext:value-type="float">
            <text:p>5</text:p>
          </table:table-cell>
          <table:table-cell table:style-name="ce1" table:formula="of:=5*0.1/[.C3]" office:value-type="float" office:value="0.00568181818181818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table:formula="of:=5*2/[.E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formula="of:=SUM([.B9:.F9])" office:value-type="float" office:value="13.0056818181818" calcext:value-type="float">
            <text:p>13.006</text:p>
          </table:table-cell>
        </table:table-row>
        <table:table-row table:style-name="ro1">
          <table:table-cell office:value-type="string" calcext:value-type="string">
            <text:p>PyCrypto</text:p>
          </table:table-cell>
          <table:table-cell table:style-name="ce1" table:formula="of:=5*0.14/[.B4]" office:value-type="float" office:value="1.34615384615385" calcext:value-type="float">
            <text:p>1.34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5*2/[.E4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style-name="ce1" table:formula="of:=SUM([.B10:.F10])" office:value-type="float" office:value="15.8461538461538" calcext:value-type="float">
            <text:p>15.84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Час</text:p>
          </table:table-cell>
          <table:table-cell office:value-type="string" calcext:value-type="string">
            <text:p>Витік пам’яті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office:value-type="float" office:value="0.897435897435898" calcext:value-type="float">
            <text:p>0.897</text:p>
          </table:table-cell>
          <table:table-cell table:style-name="ce1" office:value-type="float" office:value="0.00721584021243434" calcext:value-type="float">
            <text:p>0.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ypto++</text:p>
          </table:table-cell>
          <table:table-cell table:style-name="ce1" office:value-type="float" office:value="5" calcext:value-type="float">
            <text:p>5.000</text:p>
          </table:table-cell>
          <table:table-cell table:style-name="ce1" office:value-type="float" office:value="0.00568181818181818" calcext:value-type="float">
            <text:p>0.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Crypto</text:p>
          </table:table-cell>
          <table:table-cell table:style-name="ce1" office:value-type="float" office:value="1.34615384615385" calcext:value-type="float">
            <text:p>1.346</text:p>
          </table:table-cell>
          <table:table-cell table:style-name="ce1" office:value-type="float" office:value="5" calcext:value-type="float">
            <text:p>5.00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Сум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5.9046517376483" calcext:value-type="float">
            <text:p>15.9046517376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pto++</text:p>
          </table:table-cell>
          <table:table-cell office:value-type="float" office:value="13.0056818181818" calcext:value-type="float">
            <text:p>13.005681818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Crypto</text:p>
          </table:table-cell>
          <table:table-cell office:value-type="float" office:value="15.8461538461538" calcext:value-type="float">
            <text:p>15.846153846153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7" number:min-decimal-places="17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2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1:12:40.3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18:58:31.842000000</meta:creation-date>
    <dc:date>2023-11-07T11:18:03.565000000</dc:date>
    <meta:editing-duration>PT28M12S</meta:editing-duration>
    <meta:editing-cycles>18</meta:editing-cycles>
    <meta:generator>LibreOffice/7.5.3.2$Windows_X86_64 LibreOffice_project/9f56dff12ba03b9acd7730a5a481eea045e468f3</meta:generator>
    <meta:document-statistic meta:table-count="1" meta:cell-count="6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80008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ff3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legend chart:legend-position="end" svg:x="13.146cm" svg:y="3.94cm" style:legend-expansion="high" chart:style-name="ch2"/>
        <chart:plot-area chart:style-name="ch3" table:cell-range-address="Лист1.A14:Лист1.C17" chart:data-source-has-labels="both" svg:x="0.319cm" svg:y="0.179cm" svg:width="12.508cm" svg:height="8.63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38cm" svg:y="0.228cm" svg:width="11.389cm" svg:height="7.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Лист1.A15:Лист1.A1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Лист1.B15:Лист1.B17" chart:label-cell-address="Лист1.B14:Лист1.B14" chart:class="chart:bar">
            <chart:data-point chart:repeated="3"/>
          </chart:series>
          <chart:series chart:style-name="ch9" chart:values-cell-range-address="Лист1.C15:Лист1.C17" chart:label-cell-address="Лист1.C14:Лист1.C1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</text:p>
                <draw:g>
                  <svg:desc>Лист1.B14:Лист1.B14</svg:desc>
                </draw:g>
              </table:table-cell>
              <table:table-cell office:value-type="string">
                <text:p>Витік пам’яті</text:p>
                <draw:g>
                  <svg:desc>Лист1.C14:Лист1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nSSL</text:p>
                <draw:g>
                  <svg:desc>Лист1.A15:Лист1.A17</svg:desc>
                </draw:g>
              </table:table-cell>
              <table:table-cell office:value-type="float" office:value="0.897435897435898">
                <text:p>0.897435897435898</text:p>
                <draw:g>
                  <svg:desc>Лист1.B15:Лист1.B17</svg:desc>
                </draw:g>
              </table:table-cell>
              <table:table-cell office:value-type="float" office:value="0.00721584021243434">
                <text:p>0.00721584021243434</text:p>
                <draw:g>
                  <svg:desc>Лист1.C15:Лист1.C17</svg:desc>
                </draw:g>
              </table:table-cell>
            </table:table-row>
            <table:table-row>
              <table:table-cell office:value-type="string">
                <text:p>Crypto++</text:p>
              </table:table-cell>
              <table:table-cell office:value-type="float" office:value="5">
                <text:p>5</text:p>
              </table:table-cell>
              <table:table-cell office:value-type="float" office:value="0.00568181818181818">
                <text:p>0.00568181818181818</text:p>
              </table:table-cell>
            </table:table-row>
            <table:table-row>
              <table:table-cell office:value-type="string">
                <text:p>PyCrypto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9cm" xlink:href=".." xlink:type="simple" chart:class="chart:bar" chart:style-name="ch1">
        <chart:legend chart:legend-position="end" svg:x="14.353cm" svg:y="4.193cm" style:legend-expansion="high" chart:style-name="ch2"/>
        <chart:plot-area chart:style-name="ch3" table:cell-range-address="Лист1.A20:Лист1.B23" chart:data-source-has-labels="both" svg:x="0.319cm" svg:y="0.179cm" svg:width="13.715cm" svg:height="8.6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951cm" svg:y="0.212cm" svg:width="13.083cm" svg:height="7.9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Лист1.A21:Лист1.A2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Лист1.B21:Лист1.B23" chart:label-cell-address="Лист1.B20:Лист1.B2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ума</text:p>
                <draw:g>
                  <svg:desc>Лист1.B20:Лист1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nSSL</text:p>
                <draw:g>
                  <svg:desc>Лист1.A21:Лист1.A23</svg:desc>
                </draw:g>
              </table:table-cell>
              <table:table-cell office:value-type="float" office:value="15.9046517376483">
                <text:p>15.9046517376483</text:p>
                <draw:g>
                  <svg:desc>Лист1.B21:Лист1.B23</svg:desc>
                </draw:g>
              </table:table-cell>
            </table:table-row>
            <table:table-row>
              <table:table-cell office:value-type="string">
                <text:p>Crypto++</text:p>
              </table:table-cell>
              <table:table-cell office:value-type="float" office:value="13.0056818181818">
                <text:p>13.0056818181818</text:p>
              </table:table-cell>
            </table:table-row>
            <table:table-row>
              <table:table-cell office:value-type="string">
                <text:p>PyCrypto</text:p>
              </table:table-cell>
              <table:table-cell office:value-type="float" office:value="15.8461538461538">
                <text:p>15.84615384615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